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style-name="ce23"/>
          <table:table-cell table:style-name="ce23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4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6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3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0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5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6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6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1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73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7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7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8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8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8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87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0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2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9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96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97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29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299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1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0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0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0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0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1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1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1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1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2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2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31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39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41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4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4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4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5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5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63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69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6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22:40:17.3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1-14T22:59:03.794000000</dc:date>
    <meta:editing-duration>P4DT10H7M14S</meta:editing-duration>
    <meta:editing-cycles>655</meta:editing-cycles>
    <meta:generator>LibreOffice/4.4.6.3$Windows_x86 LibreOffice_project/e8938fd3328e95dcf59dd64e7facd2c7d67c704d</meta:generator>
    <meta:document-statistic meta:table-count="3" meta:cell-count="2373" meta:object-count="0"/>
  </office:meta>
</office:document-meta>
</file>